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color="#000000" style:font-name="Times New Roman" fo:font-size="12pt" fo:font-style="italic" style:font-size-asian="12pt" style:font-style-asian="italic" style:font-size-complex="12pt" style:font-style-complex="italic"/>
    </style:style>
    <style:style style:name="P7" style:family="paragraph" style:parent-style-name="Standard">
      <style:text-properties fo:font-size="10pt" style:font-size-asian="10pt"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margin-left="0in" fo:margin-right="0in" fo:orphans="2" fo:widows="2" fo:text-indent="0in" style:auto-text-indent="false"/>
      <style:text-properties fo:color="#000000" style:font-name="Times New Roman" fo:font-size="12pt" style:font-size-asian="12pt" style:font-size-complex="12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style:font-name="Times New Roman" fo:font-size="10pt" fo:letter-spacing="normal" fo:font-style="normal" fo:font-weight="bold" style:font-size-asian="10pt" style:font-size-complex="10pt"/>
    </style:style>
    <style:style style:name="T8" style:family="text">
      <style:text-properties fo:font-variant="normal" fo:text-transform="none" fo:color="#000000" style:font-name="Times New Roman" fo:font-size="10pt" fo:letter-spacing="normal" fo:font-style="normal" fo:font-weight="normal" style:font-size-asian="10pt" style:font-size-complex="10pt"/>
    </style:style>
    <style:style style:name="T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0" style:family="text">
      <style:text-properties fo:font-variant="normal" fo:text-transform="none" fo:color="#000000" style:font-name="Times New Roman" fo:font-size="10pt" fo:letter-spacing="normal" style:font-size-asian="10pt" style:font-size-complex="10pt"/>
    </style:style>
    <style:style style:name="T11" style:family="text">
      <style:text-properties fo:letter-spacing="normal" fo:font-style="italic" fo:font-weight="normal"/>
    </style:style>
    <style:style style:name="T12" style:family="text">
      <style:text-properties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color="#000000"/>
    </style:style>
    <style:style style:name="T15" style:family="text">
      <style:text-properties fo:color="#000000" style:font-name="Times New Roman" fo:font-size="10pt" style:font-size-asian="10pt" style:font-size-complex="10pt"/>
    </style:style>
    <style:style style:name="T16"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dified Rules:</text:p>
      <text:p text:style-name="Standard"/>
      <text:p text:style-name="Standard"><text:span text:style-name="T2">Favored Class:</text:span> <text:s/>In addition to the listed bonuses, for every three levels you gain in a favored class you may declare one of its class features which you possess as an <text:span text:style-name="T3">ingrained class feature</text:span>. <text:s/>When you gain levels in any class, an ingrained feature is treated as if you had gained another level of your favored class.<text:line-break/>For example, a 3<text:span text:style-name="T1">rd</text:span> level wizard with a favored class of wizard can declare their spell casting as their ingrained feature, then take 10 levels of fighter and still gain spells and casting levels as a 13<text:span text:style-name="T1">th</text:span> level wizard.</text:p>
      <text:p text:style-name="Standard">You can not have more than 3 ingrained class features.</text:p>
      <text:p text:style-name="Standard"/>
      <text:p text:style-name="Standard"><text:span text:style-name="T2">Prestige classes:</text:span> <text:s/>Any prestige class that provides +1 spell casting levels instead may be applied to class levels for another class feature, assuming spell casting is already selected as an ingrained feature. <text:s/>The class feature selected must still be from a favored class.</text:p>
      <text:p text:style-name="Standard"/>
      <text:p text:style-name="P1">Positive/Negative Energy (setting rule): <text:s/><text:span text:style-name="T3">As noted in the cleric class, in addition to undead, creatures that come from planes in the Lower Pantheon are also healed by negative energy and harmed by positive energy (Demons, devils, etc). <text:s/>They are still considered living creatures.</text:span></text:p>
      <text:p text:style-name="Standard"/>
      <text:p text:style-name="P1">Common Spell Level: <text:s/><text:span text:style-name="T3">Any time spell levels are compared, the common spell level is used for comparison in place of the actual spell level it was cast at.</text:span> <text:s/><text:line-break/><text:span text:style-name="T3">This is to maintain consistent effects and rules with spell interactions, even if a class may have early or late access to the spells in question, or meta-magic has been used.<text:line-break/>Calculating common spell level is done by averaging the existing spell levels and rounding up.</text:span></text:p>
      <text:p text:style-name="Standard"/>
      <text:p text:style-name="Standard"><text:span text:style-name="T2">Maintaining A Grapple: <text:s/></text:span>You no longer need to spend an action at the start of your turn to maintain a grapple. <text:s text:c="2"/>To simplify the system, if the target of your grapple is still grappled at the start of your turn, then it's considered to be successfully maintained triggering any related effects. <text:s/></text:p>
      <text:p text:style-name="Standard"/>
      <text:p text:style-name="Standard"><text:span text:style-name="T2">Multi-classing:</text:span> <text:s/>Base classes only provide weapon and armor proficiency if taken at character level 1. <text:s text:c="2"/>Prestige classes provide any proficiency mentioned regardless of character level. </text:p>
      <text:p text:style-name="Standard"/>
      <text:p text:style-name="P1">Buckler is re-written :</text:p>
      <text:p text:style-name="Standard">B<text:span text:style-name="T14">uckler:<text:line-break/></text:span><text:span text:style-name="T7">Benefit</text:span><text:span text:style-name="T8">: This small metal shield is worn strapped to your forearm. You can use a bow or crossbow without penalty while carrying it. You can also wield a weapon using the arm the buckler is strapped to, but you take a –1 penalty on attack rolls while doing so. This penalty stacks with those that may apply for fighting with your off hand and for fighting with two weapons. In any case, if you attack with any arm a buckler is strapped to, you lose the buckler’s </text:span><text:a xlink:type="simple" xlink:href="https://www.d20pfsrd.com/gamemastering/combat#TOC-Armor-Class" text:style-name="Internet_20_link" text:visited-style-name="Visited_20_Internet_20_Link"><text:span text:style-name="T9">Armor Class</text:span></text:a><text:span text:style-name="T10"> </text:span><text:span text:style-name="T8">bonus until the start of your next turn. You can cast a spell with somatic components as well with this arm, but you lose the buckler’s </text:span><text:a xlink:type="simple" xlink:href="https://www.d20pfsrd.com/gamemastering/combat#TOC-Armor-Class" text:style-name="Internet_20_link" text:visited-style-name="Visited_20_Internet_20_Link"><text:span text:style-name="T9">Armor Class</text:span></text:a><text:span text:style-name="T10"> </text:span><text:span text:style-name="T8">bonus until your next turn if you do. </text:span></text:p>
      <text:p text:style-name="Standard"><text:span text:style-name="T8">You can’t make a shield bash with a buckler.</text:span><text:span text:style-name="T15"> </text:span></text:p>
      <text:p text:style-name="P8"/>
      <text:p text:style-name="P5">Animal Companions</text:p>
      <text:p text:style-name="P3">Animal companions function as written in P1E, except as noted below.</text:p>
      <text:p text:style-name="P4">HD</text:p>
      <text:p text:style-name="P3">Animal companions now gain 1 hit dice every level, starting with 1 hit dice at level 1. However, the dice they gain is dependent upon their size. <text:s/>When an animal companion increases in size and gains a larger hit dice, the increase is not retroactive but does apply for the level in which the increase occurred.</text:p>
      <text:p text:style-name="P3"><text:soft-page-break/>Tiny HD: 1d4<text:line-break/>Small HD: 1d6<text:line-break/>Medium HD: 1d8<text:line-break/>Large HD:1d10<text:line-break/>Huge HD:1d12<text:line-break/></text:p>
      <text:p text:style-name="P4">BAB</text:p>
      <text:p text:style-name="P3">An animal companion's ability in combat is closely tied to the training they receive and the fighting talent of their master. <text:s/>As a result, an animal companion gains the same BAB as their master when they gain a level.</text:p>
      <text:p text:style-name="P3">In the case of boon companion, the BAB gained is equal to the first four levels(or less) of the class that first granted the animal companion class feature.</text:p>
      <text:p text:style-name="Standard"/>
      <text:p text:style-name="Standard"/>
      <text:p text:style-name="P5">Combat CR adjustments from Pathfinder 1E:</text:p>
      <text:p text:style-name="Standard">Starting Difficulty: CR = Party level x 1.5 for standard difficulty. <text:s/>Add up to half party level in CR to increase.</text:p>
      <text:p text:style-name="Standard">SR, All Saves, CMD : apply penalty to all equal to half the party level</text:p>
      <text:p text:style-name="Standard"/>
      <text:p text:style-name="Standard"><text:span text:style-name="T16">New Feats:</text:span><text:line-break/><text:span text:style-name="T2">Special focus(general)</text:span> : <text:tab/><text:span text:style-name="T2">Requirements</text:span>: 1 ingrained class feature <text:s/></text:p>
      <text:p text:style-name="Standard"><text:tab/><text:tab/><text:tab/><text:tab/><text:span text:style-name="T2">Benefit:</text:span> You may ingrain a class feature from a class you have three <text:tab/><text:tab/><text:tab/><text:tab/><text:tab/>levels in, but is not a favored class.</text:p>
      <text:p text:style-name="Standard"/>
      <text:p text:style-name="P5">Modified/New Spells:</text:p>
      <text:p text:style-name="P2"/>
      <text:p text:style-name="Standard"><text:span text:style-name="T12">Freedom of Movement -</text:span> <text:span text:style-name="T4">Modified</text:span></text:p>
      <text:p text:style-name="Standard">level: 2 <text:s/></text:p>
      <text:p text:style-name="Standard">Freedom of movement now only applies to physical restrictions and does not impact conditions resulting from spells and supernatural abilities.</text:p>
      <text:p text:style-name="Standard"/>
      <text:p text:style-name="Standard"><text:span text:style-name="T12">Freedom of Movement(Greater) <text:s/></text:span><text:span text:style-name="T4">- NEW</text:span></text:p>
      <text:p text:style-name="Standard">Level 6 spell, ranger/bard/inquisitor 4</text:p>
      <text:p text:style-name="Standard">Duration 1 round/level</text:p>
      <text:p text:style-name="Standard">Applies to both magical and physical restrictions to attacks and movement.</text:p>
      <text:p text:style-name="Standard">(works as written in 1E and negates anything that would impair <text:span text:style-name="T13">attacking</text:span> or movement)</text:p>
      <text:p text:style-name="Standard"/>
      <text:p text:style-name="P2"><text:span text:style-name="T12">Permanency - </text:span>Modified</text:p>
      <text:p text:style-name="P6">new description:</text:p>
      <text:p text:style-name="P9"><text:span text:style-name="T6">This spell makes the duration of certain other spells permanent. First the desired spell must be cast separately and then follow it with the </text:span><text:span text:style-name="T11">permanency</text:span><text:span text:style-name="T5"> </text:span><text:span text:style-name="T6">spell.</text:span> </text:p>
      <text:p text:style-name="P9">You must have a minimum caster level of 4 times the spell level of the desired spell and the spell must have a duration of at least 1 minute/level. You do not, however, need to cast the spell at a caster level of 4 times the spell.</text:p>
      <text:p text:style-name="P9">You do not need to have cast the spell being made permanent, but if your caster level is different than the other caster, the lower of the two is applied to the permanent spell for any effects related to caster level. </text:p>
      <text:p text:style-name="P9"><text:soft-page-break/>In addition, permanency has a component cost equal to 2500 gold per spell level of the spell being made permanent or 1000 gold per caster level, whichever is higher. </text:p>
      <text:p text:style-name="Standard"/>
      <text:p text:style-name="P2"><text:span text:style-name="T12">Magic Jar</text:span> - Modified:</text:p>
      <text:p text:style-name="Standard">As 3.0</text:p>
      <text:p text:style-name="Standard"/>
      <text:p text:style-name="P2"><text:span text:style-name="T12">True seeing </text:span>- Modified:</text:p>
      <text:p text:style-name="Standard">Only negates illusion spells of a lower level. <text:s/>Illusion spells of an equal or higher common spell level function as normal. </text:p>
      <text:p text:style-name="Standard"/>
      <text:p text:style-name="P2"><text:span text:style-name="T12">True seeing (greater) <text:s/></text:span>- NEW</text:p>
      <text:p text:style-name="Standard">Level 9 spell <text:s/><text:span text:style-name="T4">(8 cleric, 9 wizard, 10 druid)</text:span><text:line-break/>duration 1 round /level</text:p>
      <text:p text:style-name="Standard">Functions as we treat true seeing in P.1E, but also allows the user to see anyone trying to hide with stealth or by only existing partially in the plane, such as shadow walk.</text:p>
      <text:p text:style-name="Standard"/>
      <text:p text:style-name="Standard"><text:span text:style-name="T12">Slay Living</text:span><text:span text:style-name="T4"> - Modified</text:span><text:line-break/>Now does 1d12 damage per caster level on a failed save (Max 15d12).</text:p>
      <text:p text:style-name="Standard"/>
      <text:p text:style-name="Standard"><text:span text:style-name="T12">Slay Living (greater) </text:span><text:span text:style-name="T4">- New</text:span><text:line-break/>Level 8<text:line-break/>Save vs Death. On successful save, target takes 1d6 damage per caster level (Max20d6).</text:p>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8:06:19.55</meta:creation-date>
    <dc:date>2021-08-15T08:52:30.09</dc:date>
    <meta:editing-duration>P25DT5H2M43S</meta:editing-duration>
    <meta:editing-cycles>27</meta:editing-cycles>
    <meta:generator>OpenOffice/4.1.5$Win32 OpenOffice.org_project/415m1$Build-9789</meta:generator>
    <meta:document-statistic meta:table-count="0" meta:image-count="0" meta:object-count="0" meta:page-count="3" meta:paragraph-count="48" meta:word-count="1042" meta:character-count="5997"/>
  </office:meta>
</office:document-meta>
</file>